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5, 2021 (04:1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is should display to the screen truth tables for conjection (and, <text:span text:style-name="OperatorTok">&amp;&amp;</text:span>) and negation (not, <text:span text:style-name="OperatorTok">!</text:span>). Next, write code that will display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your IDE should make this a quick and easy task.</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the truth value of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 These are all examples of “illegal” expressions.</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s, decide if it is “legal” or not. If it is, give the result of its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0Z</meta:creation-date>
    <dc:date>2021-06-05T20:20:00Z</dc:date>
    <meta:user-defined meta:name="date" meta:value-type="string">June   5, 2021 (04:1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